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1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c5000b" draw:textarea-horizontal-align="justify" draw:textarea-vertical-align="middle" draw:auto-grow-height="false" fo:min-height="5.592cm" fo:min-width="2.802cm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2.551cm"/>
    </style:style>
    <style:style style:name="gr5" style:family="graphic" style:parent-style-name="standard">
      <style:graphic-properties draw:fill="solid" draw:fill-color="#00ae00" draw:textarea-horizontal-align="justify" draw:textarea-vertical-align="middle" draw:auto-grow-height="false" fo:min-height="0.896cm" fo:min-width="2.5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5.719cm" fo:min-width="6.231cm"/>
    </style:style>
    <style:style style:name="gr8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0.893cm" fo:min-width="2.231cm" draw:shadow-opacity="50%"/>
    </style:style>
    <style:style style:name="gr9" style:family="graphic" style:parent-style-name="standard">
      <style:graphic-properties draw:fill="solid" draw:fill-color="#00ae00" draw:opacity="50%" draw:textarea-horizontal-align="justify" draw:textarea-vertical-align="middle" draw:auto-grow-height="false" fo:min-height="0.893cm" fo:min-width="2.231cm" draw:shadow-opacity="50%"/>
    </style:style>
    <style:style style:name="gr10" style:family="graphic" style:parent-style-name="standard">
      <style:graphic-properties draw:fill="solid" draw:fill-color="#c5000b" draw:textarea-horizontal-align="justify" draw:textarea-vertical-align="middle" draw:auto-grow-height="false" fo:min-height="1.909cm" fo:min-width="2.865cm"/>
    </style:style>
    <style:style style:name="gr11" style:family="graphic" style:parent-style-name="standard">
      <style:graphic-properties draw:fill="solid" draw:fill-color="#00ae00" draw:textarea-horizontal-align="justify" draw:textarea-vertical-align="middle" draw:auto-grow-height="false" fo:min-height="0.896cm" fo:min-width="9.599cm"/>
    </style:style>
    <style:style style:name="gr12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2.226cm" fo:min-width="3.119cm" draw:shadow-opacity="50%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6.608cm" fo:min-width="9.977cm"/>
    </style:style>
    <style:style style:name="gr14" style:family="graphic" style:parent-style-name="standard">
      <style:graphic-properties draw:textarea-horizontal-align="justify" draw:textarea-vertical-align="middle" draw:auto-grow-height="false" fo:min-height="0.896cm" fo:min-width="9.599cm"/>
    </style:style>
    <style:style style:name="gr15" style:family="graphic" style:parent-style-name="standard">
      <style:graphic-properties draw:fill="solid" draw:fill-color="#ffff66" draw:opacity="50%" draw:textarea-horizontal-align="justify" draw:textarea-vertical-align="middle" draw:auto-grow-height="false" fo:min-height="0.893cm" fo:min-width="2.231cm" draw:shadow-opacity="50%"/>
    </style:style>
    <style:style style:name="gr16" style:family="graphic" style:parent-style-name="standard">
      <style:graphic-properties draw:fill="solid" draw:fill-color="#ffff66" draw:textarea-horizontal-align="justify" draw:textarea-vertical-align="middle" draw:auto-grow-height="false" fo:min-height="0.896cm" fo:min-width="9.599cm"/>
    </style:style>
    <style:style style:name="gr17" style:family="graphic" style:parent-style-name="standard">
      <style:graphic-properties draw:fill="solid" draw:fill-color="#729fcf" draw:opacity="50%" draw:textarea-horizontal-align="justify" draw:textarea-vertical-align="middle" draw:auto-grow-height="false" fo:min-height="4.004cm" fo:min-width="3.119cm" draw:shadow-opacity="50%"/>
    </style:style>
    <style:style style:name="gr18" style:family="graphic" style:parent-style-name="standard">
      <style:graphic-properties draw:fill="solid" draw:fill-color="#c5000b" draw:textarea-horizontal-align="justify" draw:textarea-vertical-align="middle" draw:auto-grow-height="false" fo:min-height="3.56cm" fo:min-width="2.86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5.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5.559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5.719cm" fo:min-width="9.9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4.162cm"/>
    </style:style>
    <style:style style:name="gr23" style:family="graphic" style:parent-style-name="standard">
      <style:graphic-properties draw:fill="solid" draw:fill-color="#ffff66" draw:textarea-horizontal-align="justify" draw:textarea-vertical-align="middle" draw:auto-grow-height="false" fo:min-height="0.896cm" fo:min-width="2.551cm"/>
    </style:style>
    <style:style style:name="pr1" style:family="presentation" style:parent-style-name="Default-subtitle">
      <style:graphic-properties draw:fill-color="#ffffff" draw:auto-grow-height="true" fo:min-height="12.1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4.106cm"/>
    </style:style>
    <style:style style:name="pr7" style:family="presentation" style:parent-style-name="Default-title">
      <style:graphic-properties draw:auto-grow-height="true" fo:min-height="2.6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5000b"/>
      <style:paragraph-properties fo:text-align="center"/>
    </style:style>
    <style:style style:name="P7" style:family="paragraph">
      <loext:graphic-properties draw:fill="solid" draw:fill-color="#00ae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729fcf" draw:opacity="50%"/>
      <style:paragraph-properties fo:text-align="center"/>
    </style:style>
    <style:style style:name="P11" style:family="paragraph">
      <loext:graphic-properties draw:fill="solid" draw:fill-color="#00ae00" draw:opacity="50%"/>
      <style:paragraph-properties fo:text-align="center"/>
    </style:style>
    <style:style style:name="P12" style:family="paragraph">
      <loext:graphic-properties draw:fill="solid" draw:fill-color="#ffff66" draw:opacity="50%"/>
      <style:paragraph-properties fo:text-align="center"/>
    </style:style>
    <style:style style:name="P13" style:family="paragraph">
      <loext:graphic-properties draw:fill="solid" draw:fill-color="#ffff66"/>
      <style:paragraph-properties fo:text-align="center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5cm" svg:x="1.4cm" svg:y="0.627cm" presentation:class="subtitle">
          <draw:text-box>
            <text:p><text:span text:style-name="T1">Name</text:span><text:span text:style-name="T1">spacin</text:span><text:span text:style-name="T1">g &amp; </text:span><text:span text:style-name="T1">Stacki</text:span><text:span text:style-name="T1">ng</text:span></text:p>
            <text:p><text:span text:style-name="T1">the </text:span><text:span text:style-name="T1">LSM</text:span></text:p>
          </draw:text-box>
        </draw:frame>
        <draw:frame draw:style-name="gr1" draw:text-style-name="P2" draw:layer="layout" svg:width="8.198cm" svg:height="2.36cm" svg:x="9.901cm" svg:y="9.398cm">
          <draw:text-box>
            <text:p>Casey Schaufler – Intel</text:p>
            <text:p/>
            <text:p>John Johansen - Canonical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Linux Security Modules (LSM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vide security</text:p>
              </text:list-item>
              <text:list-item>
                <text:p>Often MAC but not necessarily</text:p>
              </text:list-item>
              <text:list-item>
                <text:p>Kernel provides security</text:p>
                <text:list>
                  <text:list-item>
                    <text:p>Hooks</text:p>
                  </text:list-item>
                  <text:list-item>
                    <text:p>Security field in various objects</text:p>
                  </text:list-item>
                </text:list>
                <text:p/>
              </text:list-item>
              <text:list-item>
                <text:p>selinux, smack, apparmor, tomoyo, IMA/EVM, loadpin, yama</text:p>
              </text:list-item>
              <text:list-item>
                <text:p>proposed: LSMs: LandLock, CaitSith, Checmate, HardChroot, PTAGS,</text:p>
                <text:p><text:s text:c="17"/>SimpleFlow, SafeName, WhiteEgret, shebang, S.A.R.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Namespacing the LS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ntainers would like to be able to use alternate LSMs</text:p>
              </text:list-item>
              <text:list-item>
                <text:p>system container</text:p>
                <text:list>
                  <text:list-item>
                    <text:p>lxd. <text:s/>run Ubuntu (apparmor) container on rhel (selinux) host</text:p>
                  </text:list-item>
                </text:list>
              </text:list-item>
              <text:list-item>
                <text:p>application confinement</text:p>
                <text:list>
                  <text:list-item>
                    <text:p>snap using apparmor running on fedora (selinux base system)</text:p>
                  </text:list-item>
                  <text:list-item>
                    <text:p>Docker</text:p>
                  </text:list-item>
                  <text:list-item>
                    <text:p>flatpak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Stacking the LS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ve multiple LSMs enforcing at the same time</text:p>
              </text:list-item>
              <text:list-item>
                <text:p>minor LSM stacking merged in 4.2</text:p>
              </text:list-item>
              <text:list-item>
                <text:p>major LSM stacking iterating on networking issues</text:p>
                <text:list>
                  <text:list-item>
                    <text:p>Move security blob maintenance into the infrastructure</text:p>
                  </text:list-item>
                  <text:list-item>
                    <text:p>Iterating on networking seci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What LSMs Want/Nee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t every LSM has the same requirements</text:p>
              </text:list-item>
              <text:list-item>
                <text:p>System level confinement (confine the container)</text:p>
                <text:list>
                  <text:list-item>
                    <text:p>eg selinux using MCS label per container</text:p>
                  </text:list-item>
                  <text:list-item>
                    <text:p>do NOT want either OR mediation</text:p>
                    <text:list>
                      <text:list-item>
                        <text:p>ie. selinux mediating tasks outside</text:p>
                      </text:list-item>
                      <text:list-item>
                        <text:p>container using different LSM not confined by selinux</text:p>
                      </text:list-item>
                    </text:list>
                  </text:list-item>
                </text:list>
              </text:list-item>
              <text:list-item>
                <text:p>Application level confinement</text:p>
                <text:list>
                  <text:list-item>
                    <text:p>Not every LSM suppor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8">
        <draw:frame presentation:style-name="pr3" draw:layer="layout" svg:width="25.199cm" svg:height="2.63cm" svg:x="1.4cm" svg:y="0.627cm" presentation:class="title">
          <draw:text-box>
            <text:p>LSM Status</text:p>
          </draw:text-box>
        </draw:frame>
        <draw:frame presentation:style-name="pr6" draw:layer="layout" svg:width="12.297cm" svg:height="4.356cm" svg:x="1.4cm" svg:y="3.685cm" presentation:class="outline">
          <draw:text-box>
            <text:list text:style-name="L2">
              <text:list-header>
                <text:p text:style-name="P5">IMA</text:p>
              </text:list-header>
              <text:list-item>
                <text:p>Discussing namespacing</text:p>
              </text:list-item>
              <text:list-item>
                <text:p>Patch to ns IMA audit</text:p>
              </text:list-item>
            </text:list>
          </draw:text-box>
        </draw:frame>
        <draw:frame presentation:style-name="pr6" draw:layer="layout" svg:width="12.297cm" svg:height="4.356cm" svg:x="14.313cm" svg:y="3.685cm" presentation:class="outline">
          <draw:text-box>
            <text:list text:style-name="L2">
              <text:list-header>
                <text:p text:style-name="P5">Smack</text:p>
              </text:list-header>
              <text:list-item>
                <text:p>patches to label namespaces</text:p>
              </text:list-item>
              <text:list-item>
                <text:p>Per process rules</text:p>
              </text:list-item>
            </text:list>
          </draw:text-box>
        </draw:frame>
        <draw:frame presentation:style-name="pr6" draw:layer="layout" svg:width="12.297cm" svg:height="4.356cm" svg:x="14.313cm" svg:y="8.456cm" presentation:class="outline">
          <draw:text-box>
            <text:list text:style-name="L2">
              <text:list-header>
                <text:p text:style-name="P5">Audit</text:p>
              </text:list-header>
              <text:list-item>
                <text:p>wip to support namespaces</text:p>
              </text:list-item>
              <text:list-item>
                <text:p>Layering issues</text:p>
              </text:list-item>
            </text:list>
          </draw:text-box>
        </draw:frame>
        <draw:frame presentation:style-name="pr6" draw:layer="layout" svg:width="12.297cm" svg:height="4.356cm" svg:x="1.4cm" svg:y="8.456cm" presentation:class="outline">
          <draw:text-box>
            <text:list text:style-name="L2">
              <text:list-header>
                <text:p text:style-name="P5">AppArmor</text:p>
              </text:list-header>
              <text:list-item>
                <text:p>Policy namespaces</text:p>
              </text:list-item>
              <text:list-item>
                <text:p>Virtualized interfaces</text:p>
              </text:list-item>
              <text:list-item>
                <text:p>Internal stack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roblem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No consensus on what is needed</text:p>
                <text:list>
                  <text:list-item>
                    <text:p>No agreement on what it means to be a container</text:p>
                  </text:list-item>
                  <text:list-item>
                    <text:p>Clarity on what is to be a namespace</text:p>
                  </text:list-item>
                  <text:list-item>
                    <text:p>LSMs need to namespace their attributes (xattrs...)</text:p>
                  </text:list-item>
                </text:list>
              </text:list-item>
              <text:list-item>
                <text:p>secids</text:p>
              </text:list-item>
              <text:list-item>
                <text:p>Userspace interfaces</text:p>
                <text:list>
                  <text:list-item>
                    <text:p>/proc/&lt;pid&gt;/attr/*</text:p>
                  </text:list-item>
                  <text:list-item>
                    <text:p>SO_PEERSEC</text:p>
                  </text:list-item>
                  <text:list-item>
                    <text:p>Secmark</text:p>
                  </text:list-item>
                </text:list>
              </text:list-item>
              <text:list-item>
                <text:p>No security blob on namespac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3cm" svg:x="1.4cm" svg:y="0.627cm" presentation:class="title">
          <draw:text-box>
            <text:p>Problems cont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systems not supporting namespaces (audit, ..)</text:p>
              </text:list-item>
              <text:list-item>
                <text:p>Missing mediation points around namespaces</text:p>
              </text:list-item>
              <text:list-item>
                <text:p>Hooks for LSM to update state when a task transitions NS</text:p>
              </text:list-item>
              <text:list-item>
                <text:p>cipso/calypso</text:p>
              </text:list-item>
              <text:list-item>
                <text:p>Seccomp no_new_privs</text:p>
              </text:list-item>
              <text:list-item>
                <text:p>Network layering issu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at we don’t want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g>
          <draw:custom-shape draw:style-name="gr3" draw:text-style-name="P6" draw:layer="layout" svg:width="3.302cm" svg:height="5.842cm" svg:x="13.652cm" svg:y="4.6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3.175cm" svg:height="1.27cm" svg:x="10.414cm" svg:y="4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7" draw:layer="layout" svg:width="3.175cm" svg:height="1.27cm" svg:x="13.716cm" svg:y="4.7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2.471cm" svg:height="0.954cm" svg:x="10.731cm" svg:y="4.825cm">
            <draw:text-box>
              <text:p>selinux</text:p>
            </draw:text-box>
          </draw:frame>
          <draw:custom-shape draw:style-name="gr7" draw:text-style-name="P9" draw:layer="layout" svg:width="6.731cm" svg:height="5.969cm" svg:x="10.287cm" svg:y="4.572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3.211cm" svg:height="0.954cm" svg:x="13.652cm" svg:y="4.888cm">
            <draw:text-box>
              <text:p>apparmor</text:p>
            </draw:text-box>
          </draw:frame>
          <draw:custom-shape draw:style-name="gr8" draw:text-style-name="P10" draw:layer="layout" svg:width="2.731cm" svg:height="1.143cm" svg:x="10.541cm" svg:y="6.22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2.731cm" svg:height="1.143cm" svg:x="10.541cm" svg:y="7.55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2.731cm" svg:height="1.143cm" svg:x="10.541cm" svg:y="8.89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.731cm" svg:height="1.143cm" svg:x="13.97cm" svg:y="9.20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.731cm" svg:height="1.143cm" svg:x="13.969cm" svg:y="6.6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.731cm" svg:height="1.143cm" svg:x="13.969cm" svg:y="7.93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3.106cm" svg:height="0.954cm" svg:x="13.716cm" svg:y="5.841cm">
            <draw:text-box>
              <text:p>container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2.63cm" svg:x="1.4cm" svg:y="0.627cm" presentation:class="title">
          <draw:text-box>
            <text:p>Current Situation with Stack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g>
          <draw:custom-shape draw:style-name="gr10" draw:text-style-name="P6" draw:layer="layout" svg:width="3.365cm" svg:height="2.159cm" svg:x="11.685cm" svg:y="9.14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10.223cm" svg:height="1.27cm" svg:x="8.7cm" svg:y="7.49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3.211cm" svg:height="0.954cm" svg:x="12.22cm" svg:y="7.555cm">
            <draw:text-box>
              <text:p>apparmor</text:p>
            </draw:text-box>
          </draw:frame>
          <draw:custom-shape draw:style-name="gr12" draw:text-style-name="P10" draw:layer="layout" svg:width="3.619cm" svg:height="2.476cm" svg:x="11.558cm" svg:y="8.8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3.365cm" svg:height="2.159cm" svg:x="15.431cm" svg:y="9.144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3.106cm" svg:height="0.954cm" svg:x="11.811cm" svg:y="8.952cm">
            <draw:text-box>
              <text:p>container</text:p>
            </draw:text-box>
          </draw:frame>
          <draw:custom-shape draw:style-name="gr13" draw:text-style-name="P9" draw:layer="layout" svg:width="10.477cm" svg:height="6.858cm" svg:x="8.573cm" svg:y="4.5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10.223cm" svg:height="1.27cm" svg:x="8.7cm" svg:y="4.69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2.471cm" svg:height="0.954cm" svg:x="12.573cm" svg:y="4.699cm">
            <draw:text-box>
              <text:p>selinux</text:p>
            </draw:text-box>
          </draw:frame>
          <draw:custom-shape draw:style-name="gr8" draw:text-style-name="P10" draw:layer="layout" svg:width="2.731cm" svg:height="1.143cm" svg:x="8.7cm" svg:y="8.89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0" draw:layer="layout" svg:width="2.731cm" svg:height="1.143cm" svg:x="8.7cm" svg:y="10.1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1" draw:layer="layout" svg:width="2.731cm" svg:height="1.143cm" svg:x="12.001cm" svg:y="9.969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0" draw:layer="layout" svg:width="3.619cm" svg:height="2.476cm" svg:x="15.304cm" svg:y="8.89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2.731cm" svg:height="1.143cm" svg:x="15.748cm" svg:y="9.969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3.106cm" svg:height="0.954cm" svg:x="15.558cm" svg:y="9.015cm">
            <draw:text-box>
              <text:p>container</text:p>
            </draw:text-box>
          </draw:frame>
          <draw:custom-shape draw:style-name="gr16" draw:text-style-name="P13" draw:layer="layout" svg:width="10.223cm" svg:height="1.27cm" svg:x="8.7cm" svg:y="6.0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2.335cm" svg:height="0.954cm" svg:x="12.7cm" svg:y="6.221cm">
            <draw:text-box>
              <text:p>smack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Minimal Namespacing + Stack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g>
          <draw:custom-shape draw:style-name="gr17" draw:text-style-name="P10" draw:layer="layout" svg:width="3.619cm" svg:height="4.254cm" svg:x="11.732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5" draw:layer="layout" svg:width="10.223cm" svg:height="1.27cm" svg:x="8.874cm" svg:y="4.82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6" draw:layer="layout" svg:width="3.365cm" svg:height="3.81cm" svg:x="11.859cm" svg:y="6.7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7" draw:layer="layout" svg:width="3.175cm" svg:height="1.27cm" svg:x="11.986cm" svg:y="7.366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" draw:text-style-name="P8" draw:layer="layout" svg:width="3.106cm" svg:height="0.954cm" svg:x="11.922cm" svg:y="6.539cm">
            <draw:text-box>
              <text:p>container</text:p>
            </draw:text-box>
          </draw:frame>
          <draw:frame draw:style-name="gr20" draw:text-style-name="P8" draw:layer="layout" svg:width="3.211cm" svg:height="0.954cm" svg:x="12.049cm" svg:y="7.239cm">
            <draw:text-box>
              <text:p>apparmor</text:p>
            </draw:text-box>
          </draw:frame>
          <draw:custom-shape draw:style-name="gr21" draw:text-style-name="P9" draw:layer="layout" svg:width="10.477cm" svg:height="5.969cm" svg:x="8.747cm" svg:y="4.6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2" draw:text-style-name="P8" draw:layer="layout" svg:width="2.471cm" svg:height="0.954cm" svg:x="13.007cm" svg:y="4.953cm">
            <draw:text-box>
              <text:p>selinux</text:p>
            </draw:text-box>
          </draw:frame>
          <draw:custom-shape draw:style-name="gr8" draw:text-style-name="P10" draw:layer="layout" svg:width="2.731cm" svg:height="1.143cm" svg:x="8.874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2.731cm" svg:height="1.143cm" svg:x="8.874cm" svg:y="7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2.731cm" svg:height="1.143cm" svg:x="8.874cm" svg:y="8.8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1" draw:layer="layout" svg:width="2.731cm" svg:height="1.143cm" svg:x="12.175cm" svg:y="9.0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0" draw:layer="layout" svg:width="3.619cm" svg:height="4.254cm" svg:x="15.478cm" svg:y="6.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6" draw:layer="layout" svg:width="3.365cm" svg:height="3.81cm" svg:x="15.605cm" svg:y="6.7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8" draw:layer="layout" svg:width="3.106cm" svg:height="0.954cm" svg:x="15.732cm" svg:y="6.539cm">
            <draw:text-box>
              <text:p>container</text:p>
            </draw:text-box>
          </draw:frame>
          <draw:custom-shape draw:style-name="gr23" draw:text-style-name="P13" draw:layer="layout" svg:width="3.175cm" svg:height="1.27cm" svg:x="15.732cm" svg:y="7.429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2.335cm" svg:height="0.954cm" svg:x="16.176cm" svg:y="7.429cm">
            <draw:text-box>
              <text:p>smack</text:p>
            </draw:text-box>
          </draw:frame>
          <draw:custom-shape draw:style-name="gr15" draw:text-style-name="P12" draw:layer="layout" svg:width="2.731cm" svg:height="1.143cm" svg:x="15.922cm" svg:y="9.0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8" draw:layer="layout" svg:width="2.822cm" svg:height="0.954cm" svg:x="12.239cm" svg:y="7.81cm">
            <draw:text-box>
              <text:p>landlock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Johansen</meta:initial-creator>
    <meta:creation-date>2017-09-12T17:24:35.493115139</meta:creation-date>
    <dc:date>2017-09-14T18:43:20.234779147</dc:date>
    <dc:creator>John Johansen</dc:creator>
    <meta:editing-duration>PT57M55S</meta:editing-duration>
    <meta:editing-cycles>11</meta:editing-cycles>
    <meta:generator>LibreOffice/5.3.1.2$Linux_X86_64 LibreOffice_project/30m0$Build-2</meta:generator>
    <meta:document-statistic meta:object-count="120"/>
  </office:meta>
</office:document-meta>
</file>